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adornments="Regular" style:font-pitch="variable" style:font-charset="x-symbol"/>
    <style:font-face style:name="OpenSymbol" svg:font-family="OpenSymbol"/>
    <style:font-face style:name="Wingdings" svg:font-family="Wingdings"/>
    <style:font-face style:name="Courier New" svg:font-family="'Courier New'" style:font-family-generic="modern" style:font-pitch="fixed"/>
    <style:font-face style:name="Bradley Hand ITC" svg:font-family="'Bradley Hand ITC'"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5007in" fo:margin-left="0in" fo:margin-right="-0.0007in" table:align="margins" style:writing-mode="lr-tb"/>
    </style:style>
    <style:style style:name="Table1.A" style:family="table-column">
      <style:table-column-properties style:column-width="1.1861in" style:rel-column-width="11957*"/>
    </style:style>
    <style:style style:name="Table1.B" style:family="table-column">
      <style:table-column-properties style:column-width="2.3646in" style:rel-column-width="23837*"/>
    </style:style>
    <style:style style:name="Table1.C" style:family="table-column">
      <style:table-column-properties style:column-width="2.95in" style:rel-column-width="29741*"/>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6.5007in" fo:margin-left="0in" fo:margin-right="-0.0007in" table:align="margins" style:writing-mode="lr-tb"/>
    </style:style>
    <style:style style:name="Table2.A" style:family="table-column">
      <style:table-column-properties style:column-width="0.5097in" style:rel-column-width="5138*"/>
    </style:style>
    <style:style style:name="Table2.B" style:family="table-column">
      <style:table-column-properties style:column-width="1.5451in" style:rel-column-width="15576*"/>
    </style:style>
    <style:style style:name="Table2.C" style:family="table-column">
      <style:table-column-properties style:column-width="1.5944in" style:rel-column-width="16073*"/>
    </style:style>
    <style:style style:name="Table2.D" style:family="table-column">
      <style:table-column-properties style:column-width="1.1431in" style:rel-column-width="11523*"/>
    </style:style>
    <style:style style:name="Table2.E" style:family="table-column">
      <style:table-column-properties style:column-width="1.7083in" style:rel-column-width="17225*"/>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style:font-name="Cambria" fo:font-size="12pt" style:font-size-asian="12pt" style:font-size-complex="12pt"/>
    </style:style>
    <style:style style:name="P2" style:family="paragraph" style:parent-style-name="Normal_20__28_Web_29_">
      <style:paragraph-properties fo:margin-top="0.0193in" fo:margin-bottom="0.0193in"/>
      <style:text-properties style:font-name="Cambria" fo:font-size="12pt" style:font-size-asian="12pt" style:font-name-complex="Calibri1" style:font-size-complex="12pt"/>
    </style:style>
    <style:style style:name="P3" style:family="paragraph" style:parent-style-name="Normal_20__28_Web_29_">
      <style:paragraph-properties fo:margin-top="0.0193in" fo:margin-bottom="0.0193in"/>
      <style:text-properties fo:font-size="12pt" style:font-size-asian="12pt" style:font-size-complex="12pt"/>
    </style:style>
    <style:style style:name="P4" style:family="paragraph" style:parent-style-name="Normal_20__28_Web_29_">
      <style:paragraph-properties fo:margin-top="0.0193in" fo:margin-bottom="0.0193in" fo:text-align="start" style:justify-single-word="false"/>
      <style:text-properties fo:font-size="12pt" style:font-size-asian="12pt" style:font-size-complex="12pt"/>
    </style:style>
    <style:style style:name="P5" style:family="paragraph" style:parent-style-name="Normal_20__28_Web_29_">
      <style:paragraph-properties fo:margin-top="0.0193in" fo:margin-bottom="0.0193in"/>
      <style:text-properties fo:font-size="15pt" style:text-underline-style="solid" style:text-underline-width="auto" style:text-underline-color="font-color" fo:font-weight="bold" style:font-size-asian="15pt" style:font-weight-asian="bold" style:font-size-complex="15pt" style:font-weight-complex="bold"/>
    </style:style>
    <style:style style:name="P6" style:family="paragraph" style:parent-style-name="Normal_20__28_Web_29_">
      <style:paragraph-properties fo:margin-top="0.0193in" fo:margin-bottom="0.0193in" fo:padding="0.0201in" fo:border="0.0071in solid #000000" style:shadow="none"/>
      <style:text-properties style:font-name="Cambria" fo:font-size="13pt" style:text-underline-style="solid" style:text-underline-width="auto" style:text-underline-color="font-color" fo:font-weight="bold" style:font-size-asian="13pt" style:font-weight-asian="bold" style:font-name-complex="Calibri1" style:font-size-complex="13pt" style:font-weight-complex="bold"/>
    </style:style>
    <style:style style:name="P7" style:family="paragraph" style:parent-style-name="Normal_20__28_Web_29_">
      <style:paragraph-properties fo:margin-top="0.0193in" fo:margin-bottom="0.0193in" fo:padding="0.0201in" fo:border="0.0071in solid #000000" style:shadow="none"/>
      <style:text-properties style:font-name="Cambria" fo:font-size="12pt" style:font-size-asian="12pt" style:font-name-complex="Calibri1" style:font-size-complex="12pt"/>
    </style:style>
    <style:style style:name="P8" style:family="paragraph" style:parent-style-name="Normal_20__28_Web_29_">
      <style:paragraph-properties fo:margin-top="0.0193in" fo:margin-bottom="0.0193in" fo:padding="0.0201in" fo:border="0.0071in solid #000000" style:shadow="none"/>
      <style:text-properties fo:color="#ff0000" style:font-name="Cambria" fo:font-size="12pt" style:font-size-asian="12pt" style:font-name-complex="Calibri1" style:font-size-complex="12pt"/>
    </style:style>
    <style:style style:name="P9" style:family="paragraph" style:parent-style-name="Normal_20__28_Web_29_">
      <style:paragraph-properties fo:margin-top="0.0193in" fo:margin-bottom="0.0193in" fo:text-align="start" style:justify-single-word="false" fo:padding="0.0201in" fo:border="0.0138in solid #000000" style:shadow="none"/>
      <style:text-properties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
      <style:paragraph-properties fo:margin-top="0in" fo:margin-bottom="0in" fo:line-height="100%"/>
      <style:text-properties fo:color="#000000" style:font-name="Cambria" fo:font-size="15pt" style:text-underline-style="solid" style:text-underline-width="auto" style:text-underline-color="font-color" fo:font-weight="bold" style:font-size-asian="15pt" style:font-weight-asian="bold" style:font-size-complex="15pt" style:font-style-complex="italic" style:font-weight-complex="bold"/>
    </style:style>
    <style:style style:name="P11" style:family="paragraph" style:parent-style-name="List_20_Paragraph">
      <style:paragraph-properties fo:margin-top="0in" fo:margin-bottom="0in" fo:line-height="100%"/>
      <style:text-properties fo:color="#000000" style:font-name="Cambria" fo:font-size="12pt" style:font-size-asian="12pt" style:font-size-complex="12pt" style:font-style-complex="italic"/>
    </style:style>
    <style:style style:name="P12" style:family="paragraph" style:parent-style-name="Standard">
      <style:text-properties style:font-name="Courier New"/>
    </style:style>
    <style:style style:name="P13" style:family="paragraph" style:parent-style-name="Standard">
      <style:paragraph-properties fo:text-align="center" style:justify-single-word="false"/>
      <style:text-properties style:font-name="Courier New"/>
    </style:style>
    <style:style style:name="P14" style:family="paragraph" style:parent-style-name="Standard">
      <style:paragraph-properties fo:text-align="center" style:justify-single-word="false"/>
      <style:text-properties style:text-position="0% 100%" style:font-name="Courier New" fo:font-weight="bold" style:font-weight-asian="bold" style:font-weight-complex="bold"/>
    </style:style>
    <style:style style:name="P15" style:family="paragraph" style:parent-style-name="Table_20_Contents">
      <style:paragraph-properties fo:text-align="center" style:justify-single-word="false"/>
      <style:text-properties style:font-name-complex="Calibri1" style:font-size-complex="12pt"/>
    </style:style>
    <style:style style:name="P16" style:family="paragraph" style:parent-style-name="List_20_Paragraph" style:list-style-name="WWNum1">
      <style:paragraph-properties fo:margin-top="0in" fo:margin-bottom="0in" fo:line-height="100%"/>
      <style:text-properties fo:color="#000000" style:font-name="Cambria" fo:font-size="12pt" style:font-size-asian="12pt" style:font-size-complex="12pt" style:font-style-complex="italic"/>
    </style:style>
    <style:style style:name="P17" style:family="paragraph" style:parent-style-name="No_20_Spacing" style:master-page-name="Standard">
      <style:paragraph-properties style:page-number="auto"/>
      <style:text-properties style:font-name="Cambria" fo:font-size="15pt" fo:font-weight="bold" style:font-size-asian="15pt" style:font-weight-asian="bold" style:font-name-complex="Calibri1" style:font-size-complex="15pt"/>
    </style:style>
    <style:style style:name="P18" style:family="paragraph" style:parent-style-name="Normal_20__28_Web_29_">
      <style:paragraph-properties fo:margin-top="0.0193in" fo:margin-bottom="0.0193in" fo:text-align="start" style:justify-single-word="false" fo:padding="0.0201in" fo:border="0.0138in solid #000000" style:shadow="none"/>
      <style:text-properties fo:font-size="12pt" fo:font-style="normal" style:text-underline-style="none" fo:font-weight="normal" style:font-size-asian="12pt" style:font-style-asian="normal" style:font-weight-asian="normal" style:font-size-complex="12pt" style:font-style-complex="normal" style:font-weight-complex="bold"/>
    </style:style>
    <style:style style:name="T1" style:family="text">
      <style:text-properties fo:font-style="italic" style:font-style-asian="italic" style:font-style-complex="italic"/>
    </style:style>
    <style:style style:name="gr1" style:family="graphic">
      <style:graphic-properties draw:stroke="none" draw:fill="none" fo:min-height="11in" fo:min-width="8.5in" style:run-through="foreground" style:wrap="none"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Lessons 40-41: Daisy-Chain Boe-Botwork </text:p>
      <text:p text:style-name="P10">Needed</text:p>
      <text:list xml:id="list1300974619" text:style-name="WWNum1">
        <text:list-item>
          <text:p text:style-name="P16">2 or more Boe-Bots with whiskers, LEDs, resistors, and wires<text:line-break/>Some long wires might be preferable (for connecting the Boe-Bots)</text:p>
        </text:list-item>
        <text:list-item>
          <text:p text:style-name="P16">2 or more computers with PBASIC<text:line-break/>Do not need one computer per Boe-Bot but it can be interesting for the network message transmitting program to watch message at each Boe-Bot.</text:p>
        </text:list-item>
        <text:list-item>
          <text:p text:style-name="P16">USB cable</text:p>
        </text:list-item>
      </text:list>
      <text:p text:style-name="P11"/>
      <text:p text:style-name="P10">Overview</text:p>
      <text:p text:style-name="P2">Our goal in this set of lessons is to develop an understanding of how computers communicate across a network. <text:s/>To do this, we shall use the Boe-Bot to set up a very low level daisy-chain network. <text:s/>This is a very rudimentary "old school" type of network similar to how SCSI hard drives</text:p>
      <text:p text:style-name="P2">work and very much like the old ring network topology. <text:s/>One exception: we will make our communication one-way and not as a ring, just a path. <text:s/>So, a "server" will talk to successive "clients" but not in reverse. <text:s/>Making it so that all can communicate with each other is an excellent extension assignment. <text:s/>We shall discuss such options in the end of this lesson.</text:p>
      <text:p text:style-name="P2"/>
      <text:p text:style-name="P2">We shall create a program that allows one computer to send messages typed on the screen across the Boe-Bot network until reaching another computer that displays the message. <text:s/>(Passing a note, if you will.) <text:s/>To do this, we shall build our knowledge in steps. <text:s/>First, building a Whisker/LED blinking program - which is nothing new but serves as a basis for the rest of the programs. <text:s/>Second, we daisy chain that message so that the LED blinks across multiple Boe-Bots. <text:s/>And finally, we transmit sequences of bits, which are just messages now. <text:s/>This is the biggest step and best reserved for the entire second day. <text:s/></text:p>
      <text:p text:style-name="P2"/>
      <text:p text:style-name="P2">Fortunately, the programming for this is straight-forward as far as the language is concerned. <text:s/>Though, breaking the message down into bits does require a little explanation. <text:s/>Otherwise, it is mostly about wiring everything properly.<text:note text:id="ftn1" text:note-class="footnote"><text:note-citation>1</text:note-citation><text:note-body><text:p text:style-name="Footnote"><text:s/>Note, not being an Electrical Engineer, please take these schematics as guidelines. <text:s/>Also, being color-blind, I am actually unable to determine exactly what resistors I used though I should have a decent guess.</text:p></text:note-body></text:note></text:p>
      <text:p text:style-name="P2"/>
      <text:p text:style-name="P6">Activity 1 (Whiskers and LEDs revisited)</text:p>
      <text:p text:style-name="P7"/>
      <text:p text:style-name="P7"><text:soft-page-break/>This step should be relatively easy to do. <text:s/>Using knowledge from the previous assignments, set up the Boe-Bot to detect a Whisker signal and to turn on/off an LED as follows: <text:s/>The Whisker input signal should be set to an Input Pin (I used pin 1) so that it is HIGH when there is no depression and turns LOW when the whisker makes contact. <text:s/>Set up an LED so that it is turned on when one pin (I used pin 3) is set High and is turned off when the ping is set Low. <text:s/>Now, simply have a program that loops and checks the state of the Whisker. <text:s/>If it is LOW, it sets LED pin to HIGH. <text:s/>If it is HIGH it sets LED pin to LOW. <text:s/>In this manner, pushing the Whiskers should turn on the LED. <text:s text:c="2"/>We shall use this as the base for the next activity.</text:p>
      <text:p text:style-name="P7"/>
      <text:p text:style-name="P7">Have the students determine the code and schematics themselves. <text:s/>Or help them out using the following Solution code.</text:p>
      <text:p text:style-name="P8">Solution Code: See whiskerFun.bs2 for one possible implementation.</text:p>
      <text:p text:style-name="P5"/>
      <text:p text:style-name="P6">Activity 2 (Whiskers and Daisy-Chains)</text:p>
      <text:p text:style-name="P7"/>
      <text:p text:style-name="P7">A daisy-chain is simply just a network where each machine is connected in a sequence. <text:s/>Communication is usually either two-way (though costly) or in a ring. <text:s/>In our cost, communication will be one-way. <text:s/>We shall have the main Boe-Bot (the one with Whiskers) send its signal to all the other Boe-Bots in the chain.</text:p>
      <text:p text:style-name="P7"/>
      <text:p text:style-name="P7">First, the schematics. <text:s/>Take one Boe-Bot designed as in previous Activity and as many other Boe-Bots as one wishes to chain using a similar design without the Whisker portion (that is, keep the LED turning on/off from the same pin - say 3).</text:p>
      <text:p text:style-name="P7"/>
      <text:p text:style-name="P7">Connecting Boe-Bot A to Boe-Bot B is pretty straightforward (though we add a modification shortly). <text:s/>For simplicity, we shall refer to pin 3 as the output pin and pin 1 as the input pin. <text:s/>Take the "output pin" of A and connect it to the input pin of B via a 220 ohm resistor. <text:s/>Then take the ground of A and connect it to the ground of B. <text:s/>This latter part is important and prevents Boe-Bot B from receiving garbage noise when A's pin 3 is low.<text:note text:id="ftn2" text:note-class="footnote"><text:note-citation>2</text:note-citation><text:note-body><text:p text:style-name="Footnote">I had a huge headache with this. <text:s/>Until I grounded them together, transmission worked but was very noisy with B picking up high signals even when A was turned off. <text:s/>The ungrounded input pin seems to have been the problem. <text:s/>Grounding it directly prevented the noise but cut off all communication. <text:s/>Sharing ground worked like a charm. <text:s/>But I probably did not wire it perfectly to deal with major differences in voltages. <text:s/>(See material online about "ground loops". <text:s/>But seems to work for these simple needs.</text:p></text:note-body></text:note></text:p>
      <text:p text:style-name="P7"/>
      <text:p text:style-name="P7"><text:soft-page-break/>Now, we add just a little bit extra to it. <text:s/>Instead of connecting pin 3 directly, since it should be connecting to the LED. <text:s/>Connect it from the point of contact (using the breadboard) with the LED to the resistor to the input pin. <text:s/>I did this by having a wire run from pin 3 to a breadboard slot, then sharing that slot with the LED anode, and the wire to Bot B. <text:s/>The wire to Bot B entered at a breadboard slot where a 220 Ohm resistor was placed and that went to pin 1 (or via another breadboard slot).</text:p>
      <text:p text:style-name="P7"/>
      <text:p text:style-name="P7">The effect is simple, besides transmitting, it also continues to blink the LED. <text:s/>So, you get to "see" the transmission as it happens.</text:p>
      <text:p text:style-name="P7"/>
      <text:p text:style-name="P7">To connect another bot, just repeat the process between B and C. <text:s/>Pin 3 on B <text:s/>via LED and resistor to Pin 1 on C. <text:s/>And so forth.</text:p>
      <text:p text:style-name="P7"/>
      <text:p text:style-name="P7">Now, we simply need to run a program that transmits. <text:s/>Fortunately, we already have that program. <text:s/>The previous one is essentially doing just that. <text:s/>At least for the first Boe-Bot (A) it is. <text:s/>That is, when the Whisker pin goes LOW (and hence the Whisker was triggered), it transmits HIGH on Pin 3. <text:s/>The remaining Boe-Bots have to behave slightly differently. <text:s/>For them, whenever the input pin 1 turns HIGH it should also set Pin 3 HIGH (and LOW otherwise). <text:s/>But otherwise, the code is identical.</text:p>
      <text:p text:style-name="P7"/>
      <text:p text:style-name="P7">Again, let the students figure it out, or explain the difference in code for them, or help them out using the following Solution code.</text:p>
      <text:p text:style-name="P8">Solution Code: See whiskerServer/Client.bs2 for one possible implementation. <text:s/>(Note, only essential difference is in the name of the pins.)</text:p>
      <text:p text:style-name="P5"/>
      <text:p text:style-name="P6">Activity 3 (Note passing via Boe-Bots)</text:p>
      <text:p text:style-name="P7"/>
      <text:p text:style-name="P7">We now want to transmit an actual message across the daisy-chained Botwork. <text:s/>At the lowest level, we have already started. <text:s/>An astute student might realize they can already do this using Morse Code. <text:s/>Blinking the LED on and off in sequences of Dashes and Dots. <text:s/>We could in fact implement this using some timing mechanism to measure how long a pin stays HIGH (short duration = 0, long duration = 1). <text:s/>Thus, we could effectively transmit sequences of bits.</text:p>
      <text:p text:style-name="P7"/>
      <text:p text:style-name="P7">Second, observe that a message itself is just a sequence of characters, which for a computer is a sequence of ASCII values, or bytes, which is just a sequence of bits. <text:s/>So, in effect, if we could transmit one bit, we could transmit as many as we want. <text:s/>We shall in fact do this, but before we decide <text:soft-page-break/>how to transmit a bit let us see how we shall transmit an entire message, assuming we have a routine to transmit one bit.</text:p>
      <text:p text:style-name="P7"/>
      <text:p text:style-name="P7">We start by reading in each character one at a time, using DEBUGIN for this purpose. <text:s/>For each character "value", which is just a byte, we grab each individual bit "b" as follows. <text:s/>Take the lowest-order bit (the ones place) by doing: "b = value &amp; 1". <text:s/><text:span text:style-name="T1">And</text:span>ing a number with 1 yields 1 if the number ends in a 1 and 0 if it ends in a 0 (in binary). <text:s/>We then transmit that single bit. <text:s/>Then, to get the next bit, we shift the number over 1 spot using "value = value &gt;&gt; 1." <text:s/>This effectively shifts all bits over one spot so we can get the next value. <text:s/>We do this 8 times.</text:p>
      <text:p text:style-name="P7"/>
      <text:p text:style-name="P7">To be clear, let us go through the process for transmitting the character "M" which is 77 in ASCII.</text:p>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15">Iteration</text:p>
          </table:table-cell>
          <table:table-cell table:style-name="Table1.A1" office:value-type="string">
            <text:p text:style-name="P15">Value</text:p>
          </table:table-cell>
          <table:table-cell table:style-name="Table1.C1" office:value-type="string">
            <text:p text:style-name="P15">b=value &amp; 1</text:p>
          </table:table-cell>
        </table:table-row>
        <table:table-row>
          <table:table-cell table:style-name="Table1.A2" office:value-type="float" office:value="0">
            <text:p text:style-name="P13">0</text:p>
          </table:table-cell>
          <table:table-cell table:style-name="Table1.B2" office:value-type="string">
            <text:p text:style-name="P13">77=01001101</text:p>
          </table:table-cell>
          <table:table-cell table:style-name="Table1.C2" office:value-type="float" office:value="1">
            <text:p text:style-name="P12">1</text:p>
          </table:table-cell>
        </table:table-row>
        <table:table-row>
          <table:table-cell table:style-name="Table1.A2" office:value-type="float" office:value="1">
            <text:p text:style-name="P13">1</text:p>
          </table:table-cell>
          <table:table-cell table:style-name="Table1.B2" office:value-type="string">
            <text:p text:style-name="P13">38=00100110</text:p>
          </table:table-cell>
          <table:table-cell table:style-name="Table1.C2" office:value-type="float" office:value="0">
            <text:p text:style-name="P12">0</text:p>
          </table:table-cell>
        </table:table-row>
        <table:table-row>
          <table:table-cell table:style-name="Table1.A2" office:value-type="float" office:value="2">
            <text:p text:style-name="P13">2</text:p>
          </table:table-cell>
          <table:table-cell table:style-name="Table1.B2" office:value-type="string">
            <text:p text:style-name="P13">19=00010011</text:p>
          </table:table-cell>
          <table:table-cell table:style-name="Table1.C2" office:value-type="float" office:value="1">
            <text:p text:style-name="P12">1</text:p>
          </table:table-cell>
        </table:table-row>
        <table:table-row>
          <table:table-cell table:style-name="Table1.A2" office:value-type="float" office:value="3">
            <text:p text:style-name="P13">3</text:p>
          </table:table-cell>
          <table:table-cell table:style-name="Table1.B2" office:value-type="string">
            <text:p text:style-name="P13"><text:s/>9=00001001</text:p>
          </table:table-cell>
          <table:table-cell table:style-name="Table1.C2" office:value-type="float" office:value="1">
            <text:p text:style-name="P12">1</text:p>
          </table:table-cell>
        </table:table-row>
        <table:table-row>
          <table:table-cell table:style-name="Table1.A2" office:value-type="float" office:value="4">
            <text:p text:style-name="P13">4</text:p>
          </table:table-cell>
          <table:table-cell table:style-name="Table1.B2" office:value-type="string">
            <text:p text:style-name="P13"><text:s/>4=00000100</text:p>
          </table:table-cell>
          <table:table-cell table:style-name="Table1.C2" office:value-type="float" office:value="0">
            <text:p text:style-name="P12">0</text:p>
          </table:table-cell>
        </table:table-row>
        <table:table-row>
          <table:table-cell table:style-name="Table1.A2" office:value-type="float" office:value="5">
            <text:p text:style-name="P13">5</text:p>
          </table:table-cell>
          <table:table-cell table:style-name="Table1.B2" office:value-type="string">
            <text:p text:style-name="P13"><text:s/>2=00000010</text:p>
          </table:table-cell>
          <table:table-cell table:style-name="Table1.C2" office:value-type="float" office:value="0">
            <text:p text:style-name="P12">0</text:p>
          </table:table-cell>
        </table:table-row>
        <table:table-row>
          <table:table-cell table:style-name="Table1.A2" office:value-type="float" office:value="6">
            <text:p text:style-name="P13">6</text:p>
          </table:table-cell>
          <table:table-cell table:style-name="Table1.B2" office:value-type="string">
            <text:p text:style-name="P13"><text:s/>1=00000001</text:p>
          </table:table-cell>
          <table:table-cell table:style-name="Table1.C2" office:value-type="float" office:value="1">
            <text:p text:style-name="P12">1</text:p>
          </table:table-cell>
        </table:table-row>
        <table:table-row>
          <table:table-cell table:style-name="Table1.A2" office:value-type="float" office:value="7">
            <text:p text:style-name="P13">7</text:p>
          </table:table-cell>
          <table:table-cell table:style-name="Table1.B2" office:value-type="string">
            <text:p text:style-name="P13"><text:s/>0=00000000</text:p>
          </table:table-cell>
          <table:table-cell table:style-name="Table1.C2" office:value-type="float" office:value="0">
            <text:p text:style-name="P12">0</text:p>
          </table:table-cell>
        </table:table-row>
      </table:table>
      <text:p text:style-name="P7"/>
      <text:p text:style-name="P7">Of course, we must also reassemble it on the other end. <text:s/>This is done by retrieving each bit as it is received and "adding" it to the byte being recreated. <text:s/>We do this by taking a value initially 0, shifting to the right 1 bit, <text:s/>and <text:span text:style-name="T1">ORr</text:span>ing it with 128 (or 80 in Hexadecimal) if the bit received is 1. <text:s/>We <text:soft-page-break/>repeat this process for 8 times to build the entire byte back. <text:s/>Let us see the process by rebuilding the above example.</text:p>
      <text:p text:style-name="P7"/>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5">It.</text:p>
          </table:table-cell>
          <table:table-cell table:style-name="Table2.A1" office:value-type="string">
            <text:p text:style-name="P15">Value</text:p>
          </table:table-cell>
          <table:table-cell table:style-name="Table2.A1" office:value-type="string">
            <text:p text:style-name="P15">Value Shifted</text:p>
          </table:table-cell>
          <table:table-cell table:style-name="Table2.A1" office:value-type="string">
            <text:p text:style-name="P15">b</text:p>
          </table:table-cell>
          <table:table-cell table:style-name="Table2.E1" office:value-type="string">
            <text:p text:style-name="P15">Value OR 1000 0000</text:p>
          </table:table-cell>
        </table:table-row>
        <table:table-row>
          <table:table-cell table:style-name="Table2.A2" office:value-type="float" office:value="0">
            <text:p text:style-name="P13">0</text:p>
          </table:table-cell>
          <table:table-cell table:style-name="Table2.B2" office:value-type="string">
            <text:p text:style-name="P13">b00000000</text:p>
          </table:table-cell>
          <table:table-cell table:style-name="Table2.B2" office:value-type="string">
            <text:p text:style-name="P13">b00000000</text:p>
          </table:table-cell>
          <table:table-cell table:style-name="Table2.A2" office:value-type="float" office:value="1">
            <text:p text:style-name="P13">1</text:p>
          </table:table-cell>
          <table:table-cell table:style-name="Table2.E2" office:value-type="string">
            <text:p text:style-name="P13">b10000000</text:p>
          </table:table-cell>
        </table:table-row>
        <table:table-row>
          <table:table-cell table:style-name="Table2.A2" office:value-type="float" office:value="1">
            <text:p text:style-name="P13">1</text:p>
          </table:table-cell>
          <table:table-cell table:style-name="Table2.B2" office:value-type="string">
            <text:p text:style-name="P13">b10000000</text:p>
          </table:table-cell>
          <table:table-cell table:style-name="Table2.B2" office:value-type="string">
            <text:p text:style-name="P13">b10000000</text:p>
          </table:table-cell>
          <table:table-cell table:style-name="Table2.A2" office:value-type="float" office:value="0">
            <text:p text:style-name="P13">0</text:p>
          </table:table-cell>
          <table:table-cell table:style-name="Table2.E2" office:value-type="string">
            <text:p text:style-name="P13">b01000000</text:p>
          </table:table-cell>
        </table:table-row>
        <table:table-row>
          <table:table-cell table:style-name="Table2.A2" office:value-type="float" office:value="2">
            <text:p text:style-name="P13">2</text:p>
          </table:table-cell>
          <table:table-cell table:style-name="Table2.B2" office:value-type="string">
            <text:p text:style-name="P13">b01000000</text:p>
          </table:table-cell>
          <table:table-cell table:style-name="Table2.B2" office:value-type="string">
            <text:p text:style-name="P13">b00100000</text:p>
          </table:table-cell>
          <table:table-cell table:style-name="Table2.A2" office:value-type="float" office:value="1">
            <text:p text:style-name="P13">1</text:p>
          </table:table-cell>
          <table:table-cell table:style-name="Table2.E2" office:value-type="string">
            <text:p text:style-name="P13">b10100000</text:p>
          </table:table-cell>
        </table:table-row>
        <table:table-row>
          <table:table-cell table:style-name="Table2.A2" office:value-type="float" office:value="3">
            <text:p text:style-name="P13">3</text:p>
          </table:table-cell>
          <table:table-cell table:style-name="Table2.B2" office:value-type="string">
            <text:p text:style-name="P13">b10100000</text:p>
          </table:table-cell>
          <table:table-cell table:style-name="Table2.B2" office:value-type="string">
            <text:p text:style-name="P13">b01010000</text:p>
          </table:table-cell>
          <table:table-cell table:style-name="Table2.A2" office:value-type="float" office:value="1">
            <text:p text:style-name="P13">1</text:p>
          </table:table-cell>
          <table:table-cell table:style-name="Table2.E2" office:value-type="string">
            <text:p text:style-name="P13">b11010000</text:p>
          </table:table-cell>
        </table:table-row>
        <table:table-row>
          <table:table-cell table:style-name="Table2.A2" office:value-type="float" office:value="4">
            <text:p text:style-name="P13">4</text:p>
          </table:table-cell>
          <table:table-cell table:style-name="Table2.B2" office:value-type="string">
            <text:p text:style-name="P13">b11010000</text:p>
          </table:table-cell>
          <table:table-cell table:style-name="Table2.B2" office:value-type="string">
            <text:p text:style-name="P13">b01101000</text:p>
          </table:table-cell>
          <table:table-cell table:style-name="Table2.A2" office:value-type="float" office:value="0">
            <text:p text:style-name="P13">0</text:p>
          </table:table-cell>
          <table:table-cell table:style-name="Table2.E2" office:value-type="string">
            <text:p text:style-name="P13">b01101000</text:p>
          </table:table-cell>
        </table:table-row>
        <table:table-row>
          <table:table-cell table:style-name="Table2.A2" office:value-type="float" office:value="5">
            <text:p text:style-name="P13">5</text:p>
          </table:table-cell>
          <table:table-cell table:style-name="Table2.B2" office:value-type="string">
            <text:p text:style-name="P13">b01101000</text:p>
          </table:table-cell>
          <table:table-cell table:style-name="Table2.B2" office:value-type="string">
            <text:p text:style-name="P13">b00110100</text:p>
          </table:table-cell>
          <table:table-cell table:style-name="Table2.A2" office:value-type="float" office:value="0">
            <text:p text:style-name="P13">0</text:p>
          </table:table-cell>
          <table:table-cell table:style-name="Table2.E2" office:value-type="string">
            <text:p text:style-name="P13">b00110100</text:p>
          </table:table-cell>
        </table:table-row>
        <table:table-row>
          <table:table-cell table:style-name="Table2.A2" office:value-type="float" office:value="6">
            <text:p text:style-name="P13">6</text:p>
          </table:table-cell>
          <table:table-cell table:style-name="Table2.B2" office:value-type="string">
            <text:p text:style-name="P13">b00110100</text:p>
          </table:table-cell>
          <table:table-cell table:style-name="Table2.B2" office:value-type="string">
            <text:p text:style-name="P13">b00011010</text:p>
          </table:table-cell>
          <table:table-cell table:style-name="Table2.A2" office:value-type="float" office:value="1">
            <text:p text:style-name="P13">1</text:p>
          </table:table-cell>
          <table:table-cell table:style-name="Table2.E2" office:value-type="string">
            <text:p text:style-name="P13">b10011010</text:p>
          </table:table-cell>
        </table:table-row>
        <table:table-row>
          <table:table-cell table:style-name="Table2.A2" office:value-type="float" office:value="7">
            <text:p text:style-name="P13">7</text:p>
          </table:table-cell>
          <table:table-cell table:style-name="Table2.B2" office:value-type="string">
            <text:p text:style-name="P13">b10011010</text:p>
          </table:table-cell>
          <table:table-cell table:style-name="Table2.B2" office:value-type="string">
            <text:p text:style-name="P13">b01001101</text:p>
          </table:table-cell>
          <table:table-cell table:style-name="Table2.A2" office:value-type="float" office:value="0">
            <text:p text:style-name="P13">0</text:p>
          </table:table-cell>
          <table:table-cell table:style-name="Table2.E2" office:value-type="string">
            <text:p text:style-name="P14">b01001101</text:p>
          </table:table-cell>
        </table:table-row>
      </table:table>
      <text:p text:style-name="P7">The code for this is fairly straightforward but far from trivial.<text:note text:id="ftn3" text:note-class="footnote"><text:note-citation>3</text:note-citation><text:note-body><text:p text:style-name="Footnote">I really should provide a flowchart for you to give the class. <text:s/>In the interest of time though, I hope the explanation, example, and source code provided suffices.</text:p></text:note-body></text:note> <text:s/>So, now that we have seen how to transmit a message, if we can transmit a single bit. <text:s/>Let us decide how to transmit a sequence of bits.</text:p>
      <text:p text:style-name="P7"/>
      <text:p text:style-name="P7">There are several approaches. <text:s/>One as mentioned is to use some frequency or duration of a high to determine if the value is 1 or 0. <text:s/>Think Morse Code - using dashes and dots. <text:s/>This is certainly worth an extra (optional?) activity for the students, but we shall do one more in line with how computes are actually able to transmit and store values internally. <text:s/>We shall use a synchronizing pin (or transmit pin) to let the receiver know that a message (bit) is ready. <text:s/></text:p>
      <text:p text:style-name="P7"/>
      <text:p text:style-name="P7">In particular, we do the following. <text:s/>We connect A to B with TWO wires with output pin set to 3 (in our example) and an output sync pin set to 4 on A. <text:s/><text:soft-page-break/>On B, we set the input pin to 1 and the input sync pin to 2. When A wants to transmit a bit to B. <text:s/>A first sets the output pin to HIGH/LOW (for 1/0). <text:s/>It then sets the sync pin to HIGH, to indicate a message is ready. <text:s/>B, on the flip side, waits for the sync input pin to be HIGH, once it is, it checks the value of the regular input pin. <text:s/>This alone is not quite enough because if we needed to transmit 1 and then 1 there would be no way for B to distinguish between just one 1 bit and two 1 bits - without doing some time counting. <text:s/>So, we must also be sure to turn the sync pin down temporarily (long enough for B to notice the drop).<text:note text:id="ftn4" text:note-class="footnote"><text:note-citation>4</text:note-citation><text:note-body><text:p text:style-name="Footnote">Again, a flowchart might be useful, but hopefully the logic is clear.</text:p></text:note-body></text:note> <text:s/>In both cases, the sync pin should be in a HIGH state and a LOW state for a long enough delay to have the other Boe-Bot pick it up on the receiving end.</text:p>
      <text:p text:style-name="P7"/>
      <text:p text:style-name="P7">To see the analogy (very very briefly and informally) with the computer's treatment of memory. <text:s/>Chips usually use a clock timer, which fluctuates regularly between high and low (at the clock speed - e.g. 500 MHz). <text:s/>Each time the clock switches from low to high, an operation can be performed. <text:s/>The circuitry is handled such that a low clock value prevents any changes from happening. <text:s/>So, everything is synchronized.</text:p>
      <text:p text:style-name="P7"/>
      <text:p text:style-name="P7">The final step in our example is to have B also retransmit the message to C as well as send the message to the DEBUG output stream (so that any computer connected to it can see it). <text:s/>This is simply done by retransmitting the bits as they are received.</text:p>
      <text:p text:style-name="P7"/>
      <text:p text:style-name="P7">The last step is to connect the Boe-Bots. <text:s/>We do so as before but now double the wiring. <text:s/>So, Boe-Bot A connects from pin 3 (through the LED/resistor) to pin 1 (on B). <text:s/>And connects from pin 4 (through another LED/resistor) to pin 2 (on B). <text:s/>And B to C. <text:s/>Since we are not using the Whiskers this time, those may be removed (or incorporated later). <text:s/>They will need to be removed (or rewired) for Boe-Bots B, C, etc, as these all use the same input pins as the Whiskers.</text:p>
      <text:p text:style-name="P7"/>
      <text:p text:style-name="P7">Again, going through the LEDs is not needed but gives a very nice visual effect as one can really see the message being sent - particularly if a decent delay is used between each bit.</text:p>
      <text:p text:style-name="P7"/>
      <text:p text:style-name="P7">In this case, the code is a bit more involved so you may not want the students to figure this one out but instead to use it and modify it as needed. <text:s/>Just getting the wiring all correct might take enough time. <text:s/>But for a good <text:soft-page-break/>challenge you could present them with the technique (or flowcharts) and see how well they do before giving them the final code.</text:p>
      <text:p text:style-name="P8">Solution Code: See binaryTransmitter/Receiver.bs2 for one possible implementation.</text:p>
      <text:p text:style-name="P5">Limitations</text:p>
      <text:p text:style-name="P3">The system and code as presented has some immediate limitations that are worth discussing. <text:s/>First, see if the students quickly notice many of them - and possible solutions.</text:p>
      <text:p text:style-name="P3"/>
      <text:p text:style-name="P3">1) The code uses DEBUGIN to read in each byte and then to transmit the byte - which takes a brief fraction of a second. <text:s/>However, there is NO buffer so if the byte is not transmitted fast enough then the next input character is dropped. <text:s/>So, fast typists get only part of their message sent. <text:s/>This is trick to resolve. <text:s/>One could (a) speed up the transmission so there is no noticeable delay at all, (b) read in several characters before transmitting - but even still delays are inevitables, (c) read AND transmit at the same time... without interrupts this is a daunting but doable option.</text:p>
      <text:p text:style-name="P3">2) The code transmits just one bit at a time. <text:s/>If we added more wires, we could transmit in parallel - as is done on every useful system. <text:s/>But it requires more wiring with no extra benefit in understanding. <text:s/>Still a worthy challenge. <text:s/>They should quickly see that they only have so many pins to transmit - their effective bandwidth is quite limited.</text:p>
      <text:p text:style-name="P3">3) The code transmits only ONE-WAY. <text:s/>So, A can talk to B and then to C. <text:s/>But if we wanted each to talk to each other. <text:s/>That is where a tricky option comes in. <text:s/>We could form a ring. <text:s/>Now, a message is sent in a full circle. <text:s/>But now, it would be important to discuss whom sent the message. <text:s/>As in most networks, this is done by also encoding the sender. <text:s/>Since we now may want to speak with a specific receiver, we might want to encode this as well. <text:s/>We could do this by having every BYTE be sent with three bytes. <text:s/>The first is the message originator, the second the destination<text:note text:id="ftn5" text:note-class="footnote"><text:note-citation>5</text:note-citation><text:note-body><text:p text:style-name="Footnote">You probably don't need an entire BYTE for the first two. <text:s/>Since you won't have 256 different boe-bots you might be fine with just 3 bits (up to 8 Bots on a "Botwork").</text:p></text:note-body></text:note>, and the third is the actual byte. <text:s/>Here, each Bot has its own unique Bot-ID. <text:s/>We then transmit all three around until the receiver gets the message, and stops the transmission or until the sender gets the message and sees that the receiver is not present. <text:s/>Another easier coding solution is to wire everything both directions - but this requires double as many pins and wires. <text:s/>But it makes transmission quite a bit easier. <text:s text:c="2"/>The ring in particular is an excellent but rather advanced challenge - worthy of a final project particularly if it incorporates a queueing mechanism to queue messages as they are read from DEBUGIN and transmit in a token around the network. <text:s/>The students could then hook up and <text:soft-page-break/>communicate across the network from one Bot to another. <text:s/>Definitely a serious challenge task.</text:p>
      <text:p text:style-name="P3"/>
      <text:p text:style-name="P3">Let us suggest a simpler one for a week project. <text:s/>We call this the Boe-Bot song. <text:s/>It is fairly simple and just requires extrapolating a bit from the above activities.</text:p>
      <text:p text:style-name="P4"/>
      <text:p text:style-name="P9">Week-long Activity: Boe-Bot Song</text:p>
      <text:p text:style-name="P18">Building off of the activities on the Botwork and work with the Piezo speakers. <text:s/>Set up a Botwork so that a user can enter notes on the keyboard (e.g. each character is a different Pitch/Frequency) which are then played by all the Boe-bots in the chain in unison. <text:s/>In this case, a "note" must be transmitted across the Botwork which again could just be a byte. <text:s/></text:p>
      <text:p text:style-name="P18"/>
      <text:p text:style-name="P18">Given the above activities, this might end up being even easier than a week-long challenge. <text:s/>So, feel free to throw in some of the above issues - like being able to queue notes as they are read... or better yet determining note length (quarter/half/whole notes) for example. <text:s/>Having each Boe-Bot play at a slightly different pitch might be an interesting twist. <text:s/>Or let the students be creative in their 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adornments="Regular" style:font-pitch="variable" style:font-charset="x-symbol"/>
    <style:font-face style:name="OpenSymbol" svg:font-family="OpenSymbol"/>
    <style:font-face style:name="Wingdings" svg:font-family="Wingdings"/>
    <style:font-face style:name="Courier New" svg:font-family="'Courier New'" style:font-family-generic="modern" style:font-pitch="fixed"/>
    <style:font-face style:name="Bradley Hand ITC" svg:font-family="'Bradley Hand ITC'"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Bradley Hand ITC" fo:font-size="18pt" style:font-size-asian="18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_20_Spacing" style:display-name="No Spacing" style:family="paragraph"/>
    <style:style style:name="Head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style style:name="List_20_Paragraph" style:display-name="List Paragraph" style:family="paragraph" style:parent-style-name="Standard"/>
    <style:style style:name="Normal_20__28_Web_29_" style:display-name="Normal (Web)"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style style:name="Placeholder_20_Text" style:display-name="Placeholder Text" style:family="text" style:parent-style-name="Default_20_Paragraph_20_Fon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ambria" fo:font-size="12pt" style:font-size-asian="12pt" style:font-size-complex="12pt"/>
    </style:style>
    <style:style style:name="Mgr1" style:family="graphic">
      <style:graphic-properties draw:stroke="none" draw:fill="none" fo:min-height="11in" fo:min-width="8.5in" style:run-through="foreground" style:wrap="none"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in" fo:margin-bottom="0.5in" fo:margin-left="1in" fo:margin-right="1in" style:writing-mode="lr-tb" style:layout-grid-color="#c0c0c0" style:layout-grid-lines="26162"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MP1"><draw:custom-shape text:anchor-type="paragraph" draw:z-index="7" draw:style-name="Mgr1" svg:width="8.5004in" svg:height="11.0004in" svg:x="0in" svg:y="0in"><text:p/><draw:enhanced-geometry draw:type="mso-spt75"/></draw:custom-shape>Cyber Science<text:tab/>Boe-Bot/Networking<text:tab/>Lesson 40: Boe-Bot Comm.</text:p>
      </style:header>
      <style:header-left>
        <text:p text:style-name="Header"><draw:custom-shape text:anchor-type="paragraph" draw:z-index="3" draw:style-name="Mgr1" svg:width="8.5004in" svg:height="11.0004in" svg:x="0in" svg:y="0in"><text:p/><draw:enhanced-geometry draw:type="mso-spt75"/></draw:custom-shape></text:p>
      </style:header-left>
    </style:master-page>
    <style:master-page style:name="First_20_Page" style:display-name="First Page" style:page-layout-name="Mpm2" style:next-style-name="Standard">
      <style:header>
        <text:p text:style-name="Header"><draw:custom-shape text:anchor-type="paragraph" draw:z-index="8" draw:style-name="Mgr1" svg:width="8.5004in" svg:height="11.0004in" svg:x="0in" svg:y="0in"><text:p/><draw:enhanced-geometry draw:type="mso-spt75"/></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llie</meta:initial-creator>
    <dc:creator>Christian Duncan</dc:creator>
    <meta:editing-cycles>13</meta:editing-cycles>
    <meta:creation-date>2010-08-24T18:20:00</meta:creation-date>
    <dc:date>2011-03-19T02:26:46</dc:date>
    <meta:editing-duration>PT26H25M59S</meta:editing-duration>
    <meta:generator>OpenOffice.org/3.1$Linux OpenOffice.org_project/310m19$Build-9420</meta:generator>
    <meta:document-statistic meta:table-count="2" meta:image-count="0" meta:object-count="0" meta:page-count="8" meta:paragraph-count="126" meta:word-count="2900" meta:character-count="15795"/>
    <meta:template xlink:type="simple" xlink:actuate="onRequest" xlink:title="Normal.dotm" xlink:href=""/>
  </office:meta>
</office:document-meta>
</file>